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pple-system" svg:font-family="apple-system, BlinkMacSystemFont, 'Segoe UI', Roboto, Oxygen, Ubuntu, Cantarell, 'Fira Sans', 'Droid Sans', 'Helvetica Neue', sans-serif"/>
    <style:font-face style:name="source-code-pro" svg:font-family="source-code-pro, Menlo, Monaco,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text-properties fo:font-weight="bold" style:font-weight-asian="bold" style:font-weight-complex="bold"/>
    </style:style>
    <style:style style:name="P3" style:family="paragraph" style:parent-style-name="Preformatted_20_Text" style:list-style-name="L6">
      <style:text-properties fo:font-weight="bold" style:font-weight-asian="bold" style:font-weight-complex="bold"/>
    </style:style>
    <style:style style:name="P4" style:family="paragraph" style:parent-style-name="Preformatted_20_Text" style:list-style-name="L18"/>
    <style:style style:name="P5" style:family="paragraph" style:parent-style-name="Preformatted_20_Text" style:list-style-name="L12">
      <style:paragraph-properties fo:margin-top="0cm" fo:margin-bottom="0cm" style:line-height-at-least="0.529cm" fo:orphans="2" fo:widows="2" fo:padding="0cm" fo:border="none"/>
    </style:style>
    <style:style style:name="P6" style:family="paragraph" style:parent-style-name="Preformatted_20_Text">
      <style:paragraph-properties fo:background-color="#dddddd">
        <style:background-image/>
      </style:paragraph-properties>
    </style:style>
    <style:style style:name="P7" style:family="paragraph">
      <style:paragraph-properties fo:background-color="#eeeeee">
        <style:background-image/>
      </style:paragraph-properties>
    </style:style>
    <style:style style:name="P8" style:family="paragraph" style:parent-style-name="Preformatted_20_Text">
      <style:paragraph-properties fo:background-color="#eeeeee">
        <style:background-image/>
      </style:paragraph-properties>
    </style:style>
    <style:style style:name="P9" style:family="paragraph" style:parent-style-name="Preformatted_20_Text">
      <style:paragraph-properties fo:background-color="#eeeeee">
        <style:background-image/>
      </style:paragraph-properties>
      <style:text-properties fo:font-weight="bold" style:font-weight-asian="bold"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6">
      <style:text-properties fo:font-weight="bold" style:font-weight-asian="bold" style:font-weight-complex="bold"/>
    </style:style>
    <style:style style:name="P12" style:family="paragraph" style:parent-style-name="Text_20_body" style:list-style-name="L10">
      <style:text-properties fo:font-weight="bold" style:font-weight-asian="bold" style:font-weight-complex="bold"/>
    </style:style>
    <style:style style:name="P13" style:family="paragraph" style:parent-style-name="Text_20_body" style:list-style-name="L12">
      <style:text-properties fo:font-weight="bold" style:font-weight-asian="bold" style:font-weight-complex="bold"/>
    </style:style>
    <style:style style:name="P14" style:family="paragraph" style:parent-style-name="Text_20_body" style:list-style-name="L29">
      <style:text-properties fo:font-weight="bold" style:font-weight-asian="bold" style:font-weight-complex="bold"/>
    </style:style>
    <style:style style:name="P15" style:family="paragraph" style:parent-style-name="Text_20_body" style:list-style-name="L11">
      <style:text-properties fo:font-weight="bold" fo:background-color="#ffff66" style:font-weight-asian="bold" style:font-weight-complex="bold"/>
    </style:style>
    <style:style style:name="P16" style:family="paragraph" style:parent-style-name="Text_20_body" style:list-style-name="L12">
      <style:text-properties fo:font-weight="bold" fo:background-color="#ffff66" style:font-weight-asian="bold" style:font-weight-complex="bold"/>
    </style:style>
    <style:style style:name="P17" style:family="paragraph" style:parent-style-name="Text_20_body" style:list-style-name="L6"/>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4">
      <style:text-properties fo:font-weight="normal" style:font-weight-asian="normal" style:font-weight-complex="normal"/>
    </style:style>
    <style:style style:name="P20" style:family="paragraph" style:parent-style-name="Text_20_body" style:list-style-name="L5">
      <style:text-properties fo:font-weight="normal" style:font-weight-asian="normal" style:font-weight-complex="normal"/>
    </style:style>
    <style:style style:name="P21" style:family="paragraph" style:parent-style-name="Text_20_body" style:list-style-name="L6">
      <style:text-properties fo:font-weight="normal" style:font-weight-asian="normal" style:font-weight-complex="normal"/>
    </style:style>
    <style:style style:name="P22" style:family="paragraph" style:parent-style-name="Text_20_body" style:list-style-name="L7"/>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2">
      <style:text-properties style:text-underline-style="solid" style:text-underline-width="auto" style:text-underline-color="font-color" fo:font-weight="bold" style:font-weight-asian="bold" style:font-weight-complex="bold"/>
    </style:style>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5"/>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paragraph-properties fo:margin-left="0cm" fo:margin-right="0cm" fo:text-indent="0cm" style:auto-text-indent="false"/>
    </style:style>
    <style:style style:name="P41" style:family="paragraph" style:list-style-name="L6">
      <style:text-properties fo:font-weight="normal" style:font-weight-asian="normal" style:font-weight-complex="normal"/>
    </style:style>
    <style:style style:name="P42" style:family="paragraph" style:parent-style-name="Text_20_body" style:list-style-name="L12">
      <style:paragraph-properties fo:margin-top="0cm" fo:margin-bottom="0cm" fo:line-height="170%" fo:orphans="2" fo:widows="2" fo:padding="0cm" fo:border="none"/>
    </style:style>
    <style:style style:name="P43" style:family="paragraph" style:parent-style-name="Text_20_body">
      <style:paragraph-properties fo:background-color="#ff99ff">
        <style:background-image/>
      </style:paragraph-properties>
    </style:style>
    <style:style style:name="P44" style:family="paragraph" style:parent-style-name="Text_20_body">
      <style:paragraph-properties fo:background-color="#ff99ff">
        <style:background-image/>
      </style:paragraph-properties>
      <style:text-properties fo:font-weight="bold" style:font-weight-asian="bold" style:font-weight-complex="bold"/>
    </style:style>
    <style:style style:name="P45" style:family="paragraph" style:list-style-name="L11"/>
    <style:style style:name="P46" style:family="paragraph" style:list-style-name="L12"/>
    <style:style style:name="P47" style:family="paragraph" style:list-style-name="L16"/>
    <style:style style:name="P48" style:family="paragraph" style:list-style-name="L20"/>
    <style:style style:name="P4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1"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52"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fo:font-size="12pt" fo:font-weight="bold" fo:background-color="#ffcc00" style:font-size-asian="12pt" style:font-weight-asian="bold" style:font-size-complex="12pt"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list-style-name="L6">
      <style:text-properties fo:font-weight="bold" style:font-weight-asian="bold" style:font-weight-complex="bold"/>
    </style:style>
    <style:style style:name="P56" style:family="paragraph" style:parent-style-name="Standard" style:list-style-name="L8">
      <style:text-properties fo:font-weight="bold" style:font-weight-asian="bold" style:font-weight-complex="bold"/>
    </style:style>
    <style:style style:name="P57" style:family="paragraph" style:parent-style-name="Standard" style:list-style-name="L6">
      <style:text-properties fo:font-weight="bold" fo:background-color="#ffcc00" style:font-weight-asian="bold" style:font-weight-complex="bold"/>
    </style:style>
    <style:style style:name="P58" style:family="paragraph" style:parent-style-name="Standard" style:list-style-name="L12">
      <style:text-properties fo:font-weight="bold" fo:background-color="#ffcc00" style:font-weight-asian="bold" style:font-weight-complex="bold"/>
    </style:style>
    <style:style style:name="P59" style:family="paragraph" style:parent-style-name="Standard">
      <style:text-properties fo:font-weight="normal" style:font-weight-asian="normal" style:font-weight-complex="normal"/>
    </style:style>
    <style:style style:name="P60" style:family="paragraph" style:parent-style-name="Standard" style:list-style-name="L1">
      <style:text-properties fo:font-weight="normal" style:font-weight-asian="normal" style:font-weight-complex="normal"/>
    </style:style>
    <style:style style:name="P61" style:family="paragraph" style:parent-style-name="Standard" style:list-style-name="L6">
      <style:text-properties fo:font-weight="normal" style:font-weight-asian="normal" style:font-weight-complex="normal"/>
    </style:style>
    <style:style style:name="P62" style:family="paragraph" style:parent-style-name="Standard" style:list-style-name="L6"/>
    <style:style style:name="P63" style:family="paragraph" style:parent-style-name="Standard" style:list-style-name="L6">
      <style:text-properties fo:background-color="#ffff99"/>
    </style:style>
    <style:style style:name="P64" style:family="paragraph" style:parent-style-name="Standard" style:list-style-name="L8"/>
    <style:style style:name="P65" style:family="paragraph" style:parent-style-name="Standard" style:list-style-name="L11"/>
    <style:style style:name="P66" style:family="paragraph" style:parent-style-name="Standard" style:list-style-name="L30"/>
    <style:style style:name="P67" style:family="paragraph" style:list-style-name="L4">
      <style:text-properties fo:font-weight="normal" style:font-weight-asian="normal" style:font-weight-complex="normal"/>
    </style:style>
    <style:style style:name="P68" style:family="paragraph" style:parent-style-name="Standard" style:list-style-name="L6">
      <style:paragraph-properties fo:background-color="#dddddd">
        <style:background-image/>
      </style:paragraph-properties>
      <style:text-properties fo:font-weight="normal" style:font-weight-asian="normal" style:font-weight-complex="normal"/>
    </style:style>
    <style:style style:name="P69" style:family="paragraph" style:list-style-name="L6"/>
    <style:style style:name="P70" style:family="paragraph" style:parent-style-name="Standard" style:list-style-name="L30">
      <style:paragraph-properties fo:background-color="#ff3333">
        <style:background-image/>
      </style:paragraph-properties>
      <style:text-properties fo:font-weight="bold" style:font-weight-asian="bold" style:font-weight-complex="bold"/>
    </style:style>
    <style:style style:name="P71" style:family="paragraph" style:list-style-name="L30"/>
    <style:style style:name="T1" style:family="text">
      <style:text-properties fo:background-color="#ffcc00"/>
    </style:style>
    <style:style style:name="T2" style:family="text">
      <style:text-properties fo:background-color="#ffff66"/>
    </style:style>
    <style:style style:name="T3" style:family="text">
      <style:text-properties fo:font-weight="normal" style:font-weight-asian="normal" style:font-weight-complex="normal"/>
    </style:style>
    <style:style style:name="T4" style:family="text">
      <style:text-properties fo:font-variant="normal" fo:text-transform="none" fo:color="#c5a5c5" style:font-name="source-code-pro" fo:font-size="10.5pt" fo:letter-spacing="normal" fo:font-style="normal" fo:font-weight="normal" fo:background-color="#282c34"/>
    </style:style>
    <style:style style:name="T5" style:family="text">
      <style:text-properties fo:font-variant="normal" fo:text-transform="none" fo:color="#ffffff" style:font-name="source-code-pro" fo:font-size="10.5pt" fo:letter-spacing="normal" fo:font-style="normal" fo:font-weight="normal" fo:background-color="#282c34"/>
    </style:style>
    <style:style style:name="T6" style:family="text">
      <style:text-properties fo:font-variant="normal" fo:text-transform="none" fo:color="#d7deea" style:font-name="source-code-pro" fo:font-size="10.5pt" fo:letter-spacing="normal" fo:font-style="normal" fo:font-weight="normal" fo:background-color="#282c34"/>
    </style:style>
    <style:style style:name="T7" style:family="text">
      <style:text-properties fo:font-variant="normal" fo:text-transform="none" fo:color="#88c6be" style:font-name="source-code-pro" fo:font-size="10.5pt" fo:letter-spacing="normal" fo:font-style="normal" fo:font-weight="normal" fo:background-color="#282c34"/>
    </style:style>
    <style:style style:name="T8" style:family="text">
      <style:text-properties fo:font-variant="normal" fo:text-transform="none" fo:color="#000000" style:font-name="apple-system" fo:font-size="12.75pt" fo:letter-spacing="normal" fo:font-style="normal" fo:font-weight="normal"/>
    </style:style>
    <style:style style:name="T9" style:family="text">
      <style:text-properties fo:font-variant="normal" fo:text-transform="none" fo:color="#1a1a1a" style:font-name="source-code-pro" fo:font-size="12.75pt" fo:letter-spacing="normal" fo:font-style="normal" fo:font-weight="normal"/>
    </style:style>
    <style:style style:name="T10" style:family="text">
      <style:text-properties fo:font-variant="normal" fo:text-transform="none" fo:color="#8dc891" style:font-name="source-code-pro" fo:font-size="10.5pt" fo:letter-spacing="normal" fo:font-style="normal" fo:font-weight="normal" fo:background-color="#282c34"/>
    </style:style>
    <style:style style:name="T11" style:family="text">
      <style:text-properties fo:font-variant="normal" fo:text-transform="none" fo:color="#79b6f2" style:font-name="source-code-pro" fo:font-size="10.5pt" fo:letter-spacing="normal" fo:font-style="normal" fo:font-weight="normal" fo:background-color="#282c34"/>
    </style:style>
    <style:style style:name="T12" style:family="text">
      <style:text-properties fo:font-variant="normal" fo:text-transform="none" fo:color="#b2b2b2" style:font-name="source-code-pro" fo:font-size="10.5pt" fo:letter-spacing="normal" fo:font-style="normal" fo:font-weight="normal" fo:background-color="#282c34"/>
    </style:style>
    <style:style style:name="T13" style:family="text">
      <style:text-properties fo:font-weight="bold" style:font-weight-asian="bold" style:font-weight-complex="bold"/>
    </style:style>
    <style:style style:name="T14" style:family="text">
      <style:text-properties fo:font-weight="bold" fo:background-color="#ffcc00" style:font-weight-asian="bold" style:font-weight-complex="bold"/>
    </style:style>
    <style:style style:name="T15" style:family="text">
      <style:text-properties fo:font-weight="bold" fo:background-color="#ffff66" style:font-weight-asian="bold" style:font-weight-complex="bold"/>
    </style:style>
    <style:style style:name="T16" style:family="text">
      <style:text-properties fo:font-weight="bold" fo:background-color="#ffff99" style:font-weight-asian="bold" style:font-weight-complex="bold"/>
    </style:style>
    <style:style style:name="T17" style:family="text">
      <style:text-properties fo:background-color="#ffff99"/>
    </style:style>
    <style:style style:name="T18" style:family="text">
      <style:text-properties fo:font-size="14pt" fo:font-weight="bold" fo:background-color="#ffff66" style:font-size-asian="14pt" style:font-weight-asian="bold" style:font-size-complex="14pt" style:font-weight-complex="bold"/>
    </style:style>
    <style:style style:name="T19"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React Guia Basica</text:span> </text:p>
      <text:p text:style-name="P49"/>
      <text:list xml:id="list1388100383358344959" text:style-name="L1">
        <text:list-item>
          <text:p text:style-name="P53">React : Libreria JS para la construccion de interfaces de usuario . </text:p>
        </text:list-item>
      </text:list>
      <text:p text:style-name="P50"/>
      <text:list xml:id="list30777327" text:continue-numbering="true" text:style-name="L1">
        <text:list-item>
          <text:p text:style-name="P51"><text:span text:style-name="T1">Presentando JSX :</text:span> </text:p>
          <text:p text:style-name="P1"/>
        </text:list-item>
      </text:list>
      <text:p text:style-name="P6">const element = &lt;h1&gt;Hello, world!&lt;/h1&gt;;</text:p>
      <text:p text:style-name="Preformatted_20_Text"/>
      <text:list xml:id="list30782147" text:continue-numbering="true" text:style-name="L1">
        <text:list-item>
          <text:p text:style-name="P60">Se llama JSX, y es una extensión de la sintaxis de JavaScript. Recomendamos usarlo con React para describir cómo debería ser la interfaz de usuario.  </text:p>
          <text:p text:style-name="P60"/>
        </text:list-item>
        <text:list-item>
          <text:p text:style-name="P60">En lugar de separar artificialmente tecnologías poniendo el maquetado y la lógica en archivos separados, React separa intereses con unidades ligeramente acopladas llamadas “componentes” que contienen ambas. </text:p>
        </text:list-item>
      </text:list>
      <text:p text:style-name="P59"/>
      <text:list xml:id="list30754366" text:continue-numbering="true" text:style-name="L1">
        <text:list-item>
          <text:p text:style-name="P60">Ejemplo de uso de llaves para referirse a elementos JS en React :</text:p>
        </text:list-item>
      </text:list>
      <text:p text:style-name="P54"/>
      <text:p text:style-name="P6">const name = 'Josh Perez';const element = &lt;h1&gt;Hello, <text:span text:style-name="T13">{name}</text:span>&lt;/h1&gt;;</text:p>
      <text:p text:style-name="P6"/>
      <text:p text:style-name="P6">ReactDOM.render(</text:p>
      <text:p text:style-name="P6"><text:s text:c="2"/>element,</text:p>
      <text:p text:style-name="P6"><text:s text:c="2"/>document.getElementById('root')</text:p>
      <text:p text:style-name="P6"/>
      <text:p text:style-name="P6">);</text:p>
      <text:p text:style-name="P2"/>
      <text:list xml:id="list4428482285980207021" text:style-name="L4">
        <text:list-item>
          <text:p>Después de compilarse, las expresiones JSX se convierten en llamadas a funciones JavaScript regulares y se evalúan en objetos JavaScript. </text:p>
        </text:list-item>
      </text:list>
      <text:p text:style-name="P50"/>
      <text:list xml:id="list30753754" text:continue-numbering="true" text:style-name="L4">
        <text:list-item>
          <text:p text:style-name="P52"><text:span text:style-name="T2">Especificando atributos con <text:s/>JSX :</text:span></text:p>
        </text:list-item>
      </text:list>
      <text:p text:style-name="P50"/>
      <text:list xml:id="list30773007" text:continue-numbering="true" text:style-name="L4">
        <text:list-item>
          <text:p text:style-name="P19">Puedes utilizar comillas para especificar strings literales como atributos:</text:p>
        </text:list-item>
      </text:list>
      <text:p text:style-name="Text_20_body"/>
      <text:p text:style-name="P6">const element = &lt;div tabIndex="0"&gt;&lt;/div&gt;;</text:p>
      <text:p text:style-name="Preformatted_20_Text"/>
      <text:p text:style-name="Preformatted_20_Text"/>
      <text:list xml:id="list6363706786021978328" text:style-name="L5">
        <text:list-item>
          <text:p text:style-name="P20">También puedes usar llaves para insertar una expresión JavaScript en un atributo:</text:p>
        </text:list-item>
      </text:list>
      <text:p text:style-name="Text_20_body"/>
      <text:p text:style-name="P6">const element = &lt;img src={user.avatarUrl}&gt;&lt;/img&gt;;</text:p>
      <text:p text:style-name="Preformatted_20_Text"/>
      <text:list xml:id="list2013123877939359943" text:style-name="L6">
        <text:list-item>
          <text:p text:style-name="P21">No pongas comillas rodeando llaves cuando insertes una expresión JavaScript en un atributo. Debes utilizar comillas (para los valores de los strings) o llaves (para las expresiones), pero no ambas en el mismo atributo.</text:p>
        </text:list-item>
      </text:list>
      <text:p text:style-name="P50"/>
      <text:list xml:id="list30760137" text:continue-numbering="true" text:style-name="L6">
        <text:list-item>
          <text:p text:style-name="P21">Por defecto, React DOM escapa cualquier valor insertado en JSX antes de renderizarlo. De este modo, se asegura de que nunca se pueda insertar nada que no esté explícitamente escrito en tú aplicación. <text:span text:style-name="T2">Todo es convertido en un string antes de ser renderizado.</text:span> Esto ayuda a prevenir vulnerabilidades XSS (cross-site-scripting).</text:p>
        </text:list-item>
      </text:list>
      <text:p text:style-name="P18"/>
      <text:p text:style-name="Text_20_body"><text:span text:style-name="T13"/></text:p>
      <text:p text:style-name="Text_20_body"><text:span text:style-name="T13"/></text:p>
      <text:p text:style-name="Text_20_body"><text:soft-page-break/><text:span text:style-name="T13"/></text:p>
      <text:list xml:id="list30782278" text:continue-numbering="true" text:style-name="L6">
        <text:list-item>
          <text:p text:style-name="P17"><text:bookmark text:name="jsx-represents-objects"/><text:span text:style-name="T14">Renderizando elementos :</text:span> </text:p>
        </text:list-item>
        <text:list-item>
          <text:p text:style-name="P21">Los elementos son los <text:span text:style-name="T2">bloques más pequeños de las aplicaciones de React.</text:span></text:p>
        </text:list-item>
        <text:list-item>
          <text:p text:style-name="P21">Un elemento describe lo que quieres ver en la pantalla:</text:p>
          <text:p text:style-name="P11"/>
          <text:p text:style-name="P3">const element = &lt;h1&gt;Hello, world&lt;/h1&gt;;</text:p>
          <text:p text:style-name="P3"/>
        </text:list-item>
        <text:list-item>
          <text:p text:style-name="P21">A diferencia de los elementos del DOM de los navegadores, los elementos de React son objetos planos, y su creación es de bajo costo. React DOM se encarga de actualizar el DOM para igualar los elementos de React.</text:p>
        </text:list-item>
        <text:list-item>
          <text:p text:style-name="P21"><text:span text:style-name="T2">Uno podría confundir los elementos con el muy conocido concepto de “componentes”. En la siguiente sección hablaremos de componentes. Los elementos son los que “constituyen” los componentes, y recomendamos leer esta sección antes de continuar. </text:span><text:line-break/></text:p>
        </text:list-item>
        <text:list-item>
          <text:p text:style-name="P61">En el desarrollo de nuestra app el RENDERIZADO se hace en el index.js donde se renderiza el elemento Madre que es App.js ,las aplicaciones construidas solamente con React usualmente tienen un único nodo raíz en el DOM. :</text:p>
        </text:list-item>
        <text:list-item>
          <text:p text:style-name="P61"/>
        </text:list-item>
        <text:list-item>
          <text:p text:style-name="P68">ReactDOM.render(</text:p>
        </text:list-item>
        <text:list-item>
          <text:p text:style-name="P68"><text:s text:c="3"/>&lt;App /&gt;,</text:p>
        </text:list-item>
        <text:list-item>
          <text:p text:style-name="P68">document.getElementById('root')</text:p>
        </text:list-item>
        <text:list-item>
          <text:p text:style-name="P68">);</text:p>
        </text:list-item>
      </text:list>
      <text:p text:style-name="P59"/>
      <text:list xml:id="list30754757" text:continue-numbering="true" text:style-name="L6">
        <text:list-item>
          <text:p text:style-name="P55">Actualizacion de un elemento Renderizado :</text:p>
        </text:list-item>
      </text:list>
      <text:p text:style-name="P59"/>
      <text:list xml:id="list30768536" text:continue-numbering="true" text:style-name="L6">
        <text:list-item>
          <text:p text:style-name="P61">Los elementos de React son inmutables. Una vez creas un elemento, no puedes cambiar sus hijos o atributos. Un elemento es como un fotograma solitario en una película: este representa la interfaz de usuario en cierto punto en el tiempo.En la practica utilizaremos funciones de Estado para realizar actualizaciones.</text:p>
          <text:p text:style-name="P61"/>
        </text:list-item>
        <text:list-item>
          <text:p text:style-name="P62">React DOM compara el elemento y sus hijos con el elemento anterior, y solo aplica las actualizaciones del DOM que son necesarias para que el DOM esté en el estado deseado. <text:span text:style-name="T3"><text:s/></text:span></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list xml:id="list30773407" text:continue-numbering="true" text:style-name="L6">
        <text:list-item>
          <text:p text:style-name="P57">Componentes y propiedades :</text:p>
        </text:list-item>
      </text:list>
      <text:p text:style-name="P59"/>
      <text:list xml:id="list30756547" text:continue-numbering="true" text:style-name="L6">
        <text:list-item>
          <text:p text:style-name="P62">Los componentes permiten separar la interfaz de usuario en piezas independientes, reutilizables y pensar en cada pieza de forma aislada. </text:p>
          <text:p text:style-name="P62"/>
        </text:list-item>
        <text:list-item>
          <text:p text:style-name="P62"><text:span text:style-name="T3">Conceptualmente</text:span><text:span text:style-name="T13">, los componentes son como las funciones de JavaScript. Aceptan entradas arbitrarias (llamadas “props”) y devuelven a React elementos que describen lo que debe aparecer en la pantalla.</text:span> </text:p>
        </text:list-item>
      </text:list>
      <text:p text:style-name="Standard"/>
      <text:list xml:id="list30781600" text:continue-numbering="true" text:style-name="L6">
        <text:list-item>
          <text:p text:style-name="P63"><text:span text:style-name="T13">Fuciones componentes y de clase :</text:span> </text:p>
          <text:p text:style-name="P63"/>
        </text:list-item>
        <text:list-item>
          <text:p text:style-name="P62">La forma más sencilla de definir un componente es escribir una función de JavaScript:</text:p>
          <text:p text:style-name="P62"/>
        </text:list-item>
      </text:list>
      <text:p text:style-name="P8">function Welcome(props) {</text:p>
      <text:p text:style-name="P8"><text:s text:c="2"/>return &lt;h1&gt;Hello, {props.name}&lt;/h1&gt;;</text:p>
      <text:p text:style-name="P8">}</text:p>
      <text:p text:style-name="Preformatted_20_Text"/>
      <text:list xml:id="list3706831263172771292" text:style-name="L7">
        <text:list-item>
          <text:p text:style-name="P22">Esta función es un componente de React válido porque acepta un solo argumento de objeto “props” (que proviene de propiedades) con datos y devuelve un elemento de React. Llamamos a dichos componentes “funcionales” porque literalmente son funciones JavaScript.</text:p>
        </text:list-item>
      </text:list>
      <text:list xml:id="list30765152" text:continue-list="list30781600" text:style-name="L6">
        <text:list-item>
          <text:p text:style-name="P62">También puedes utilizar una clase de ES6 para definir un componente: </text:p>
          <text:p text:style-name="P62"/>
        </text:list-item>
      </text:list>
      <text:p text:style-name="P8">class Welcome extends React.Component {</text:p>
      <text:p text:style-name="P8"><text:s text:c="2"/>render() {</text:p>
      <text:p text:style-name="P8"><text:s text:c="4"/>return &lt;h1&gt;Hello, {this.props.name}&lt;/h1&gt;;</text:p>
      <text:p text:style-name="P8"><text:s text:c="2"/>}</text:p>
      <text:p text:style-name="P8">}</text:p>
      <text:p text:style-name="Preformatted_20_Text"/>
      <text:p text:style-name="P44">Nota: Comienza siempre los nombres de componentes con una letra mayúscula.</text:p>
      <text:p text:style-name="P43">React trata los componentes que empiezan con letras minúsculas como etiquetas del DOM. Por ejemplo, &lt;div /&gt; representa una etiqueta div HTML pero &lt;Welcome /&gt; representa un componente y requiere que Welcome esté definido.</text:p>
      <text:p text:style-name="Preformatted_20_Text"/>
      <text:list xml:id="list3785635692576883398" text:style-name="L8">
        <text:list-item>
          <text:p text:style-name="P56"><text:span text:style-name="T17">Composicion de componentes :</text:span> </text:p>
        </text:list-item>
      </text:list>
      <text:p text:style-name="P54"/>
      <text:list xml:id="list30773905" text:continue-numbering="true" text:style-name="L8">
        <text:list-item>
          <text:p text:style-name="P64">Los componentes pueden referirse a otros componentes en su salida. Esto nos permite utilizar la misma abstracción de componente para cualquier nivel de detalle. Un botón, un cuadro de diálogo, un formulario, una pantalla: en aplicaciones de React, todos son expresados comúnmente como componentes.<text:span text:style-name="T13"> </text:span></text:p>
        </text:list-item>
      </text:list>
      <text:p text:style-name="Standard"><text:span text:style-name="T13"/></text:p>
      <text:p text:style-name="Standard"><text:span text:style-name="T13"/></text:p>
      <text:p text:style-name="Standard"><text:span text:style-name="T13"/></text:p>
      <text:p text:style-name="Standard"><text:span text:style-name="T13"/></text:p>
      <text:p text:style-name="Standard"><text:span text:style-name="T13"/></text:p>
      <text:p text:style-name="Standard"><text:span text:style-name="T13"/></text:p>
      <text:p text:style-name="Standard"><text:span text:style-name="T13"/></text:p>
      <text:p text:style-name="Standard"><text:span text:style-name="T13"/></text:p>
      <text:p text:style-name="Standard"><text:span text:style-name="T13"/></text:p>
      <text:p text:style-name="Standard"><text:span text:style-name="T13"/></text:p>
      <text:p text:style-name="Standard"><text:span text:style-name="T13"/></text:p>
      <text:p text:style-name="Standard"><text:soft-page-break/><text:span text:style-name="T13"/></text:p>
      <text:list xml:id="list30774112" text:continue-numbering="true" text:style-name="L8">
        <text:list-item>
          <text:p text:style-name="P64"><text:span text:style-name="T16">Extraccion de componentes :</text:span><text:span text:style-name="T13"> </text:span></text:p>
        </text:list-item>
      </text:list>
      <text:p text:style-name="Standard"><text:span text:style-name="T13"/></text:p>
      <text:p text:style-name="P8">function Comment(props) {</text:p>
      <text:p text:style-name="P8"><text:s text:c="2"/>return (</text:p>
      <text:p text:style-name="P8"><text:s text:c="4"/>&lt;div className="Comment"&gt;</text:p>
      <text:p text:style-name="P8"><text:s text:c="6"/>&lt;div className="UserInfo"&gt;</text:p>
      <text:p text:style-name="P8"><text:s text:c="8"/><text:span text:style-name="T13">&lt;img className="Avatar"</text:span></text:p>
      <text:p text:style-name="P9"><text:s text:c="10"/>src={props.author.avatarUrl}</text:p>
      <text:p text:style-name="P9"><text:s text:c="10"/>alt={props.author.name}</text:p>
      <text:p text:style-name="P9"><text:s text:c="8"/>/&gt;</text:p>
      <text:p text:style-name="P8"><text:s text:c="8"/>&lt;div className="UserInfo-name"&gt;</text:p>
      <text:p text:style-name="P8"><text:s text:c="10"/>{props.author.name}</text:p>
      <text:p text:style-name="P8"><text:s text:c="8"/>&lt;/div&gt;</text:p>
      <text:p text:style-name="P8"><text:s text:c="6"/>&lt;/div&gt;</text:p>
      <text:p text:style-name="P8"><text:s text:c="6"/>&lt;div className="Comment-text"&gt;</text:p>
      <text:p text:style-name="P8"><text:s text:c="8"/>{props.text}</text:p>
      <text:p text:style-name="P8"><text:s text:c="6"/>&lt;/div&gt;</text:p>
      <text:p text:style-name="P8"><text:s text:c="6"/>&lt;div className="Comment-date"&gt;</text:p>
      <text:p text:style-name="P8"><text:s text:c="8"/>{formatDate(props.date)}</text:p>
      <text:p text:style-name="P8"><text:s text:c="6"/>&lt;/div&gt;</text:p>
      <text:p text:style-name="P8"><text:s text:c="4"/>&lt;/div&gt;</text:p>
      <text:p text:style-name="P8"><text:s text:c="2"/>);</text:p>
      <text:p text:style-name="P8">}</text:p>
      <text:p text:style-name="Standard"><text:span text:style-name="T13"/></text:p>
      <text:list xml:id="list3239446660981255026" text:style-name="L9">
        <text:list-item>
          <text:p text:style-name="P23">Vamos a extraer Avatar:</text:p>
        </text:list-item>
      </text:list>
      <text:p text:style-name="P9">function Avatar(props) {</text:p>
      <text:p text:style-name="P9"><text:s text:c="2"/>return (</text:p>
      <text:p text:style-name="P9"><text:s text:c="4"/>&lt;img className="Avatar" <text:s text:c="5"/>src={props.user.avatarUrl} <text:s text:c="5"/>alt={props.user.name} <text:s text:c="3"/>/&gt; <text:s/>);</text:p>
      <text:p text:style-name="P9">}</text:p>
      <text:list xml:id="list8465106909786574315" text:style-name="L10">
        <text:list-header>
          <text:p text:style-name="P24"/>
        </text:list-header>
        <text:list-item>
          <text:p text:style-name="P24">El Avatar no necesita saber que está siendo renderizado dentro de un Comment. Esto es por lo que le dimos a su propiedad un nombre más genérico: user en vez de author.</text:p>
        </text:list-item>
        <text:list-item>
          <text:p text:style-name="P12">Recomendamos nombrar las props desde el punto de vista del componente, en vez de la del contexto en el que se va a utilizar.</text:p>
          <text:p text:style-name="P12"/>
        </text:list-item>
        <text:list-item>
          <text:p text:style-name="P24">Ahora podemos simplificar <text:span text:style-name="T13">Comment</text:span> un poquito:</text:p>
        </text:list-item>
      </text:list>
      <text:p text:style-name="Text_20_body"/>
      <text:p text:style-name="P8">function Comment(props) {</text:p>
      <text:p text:style-name="P8"><text:s text:c="2"/>return (</text:p>
      <text:p text:style-name="P8"><text:s text:c="4"/>&lt;div className="Comment"&gt;</text:p>
      <text:p text:style-name="P8"><text:s text:c="6"/>&lt;div className="UserInfo"&gt;</text:p>
      <text:p text:style-name="P8"><text:s text:c="8"/>&lt;Avatar user={props.author} /&gt; <text:s text:c="7"/>&lt;div className="UserInfo-name"&gt;</text:p>
      <text:p text:style-name="P8"><text:s text:c="10"/>{props.author.name}</text:p>
      <text:p text:style-name="P8"><text:s text:c="8"/>&lt;/div&gt;</text:p>
      <text:p text:style-name="P8"><text:s text:c="6"/>&lt;/div&gt;</text:p>
      <text:p text:style-name="P8"><text:s text:c="6"/>&lt;div className="Comment-text"&gt;</text:p>
      <text:p text:style-name="P8"><text:s text:c="8"/>{props.text}</text:p>
      <text:p text:style-name="P8"><text:s text:c="6"/>&lt;/div&gt;</text:p>
      <text:p text:style-name="P8"><text:s text:c="6"/>&lt;div className="Comment-date"&gt;</text:p>
      <text:p text:style-name="P8"><text:s text:c="8"/>{formatDate(props.date)}</text:p>
      <text:p text:style-name="P8"><text:s text:c="6"/>&lt;/div&gt;</text:p>
      <text:p text:style-name="P8"><text:s text:c="4"/>&lt;/div&gt;</text:p>
      <text:p text:style-name="P8"><text:s text:c="2"/>);</text:p>
      <text:p text:style-name="P8">}</text:p>
      <text:list xml:id="list7744465822610568665" text:style-name="L11">
        <text:list-header>
          <text:p text:style-name="P65"><text:soft-page-break/></text:p>
        </text:list-header>
        <text:list-item>
          <text:p text:style-name="P25">Extraer componentes puede parecer un trabajo pesado al principio, pero tener una paleta de componentes reutilizables vale la pena en aplicaciones más grandes. Una buena regla en general, es que si una parte de su interfaz de usuario se usa varias veces (Button, Panel, Avatar), o es lo suficientemente compleja por sí misma (App, FeedStory, Comment), es buen candidato para extraerse en un componente independiente.</text:p>
        </text:list-item>
      </text:list>
      <text:p text:style-name="P40"/>
      <text:list xml:id="list30767037" text:continue-numbering="true" text:style-name="L11">
        <text:list-item>
          <text:p text:style-name="P15"><text:bookmark text:name="props-are-read-only"/>Las props son de solo lectura :</text:p>
          <text:p text:style-name="P25"/>
        </text:list-item>
        <text:list-item>
          <text:p text:style-name="P25">Ya sea que declares un componente como una función o como una clase, <text:span text:style-name="T13">este nunca debe modificar sus props.</text:span> Considera esta función sum :</text:p>
          <text:p text:style-name="P25"/>
        </text:list-item>
      </text:list>
      <text:p text:style-name="P8">function sum(a, b) {</text:p>
      <text:p text:style-name="P8"><text:s text:c="2"/>return a + b;</text:p>
      <text:p text:style-name="P8">}</text:p>
      <text:p text:style-name="Preformatted_20_Text"/>
      <text:list xml:id="list1574525289564607857" text:style-name="L12">
        <text:list-item>
          <text:p text:style-name="P26">Tales funciones son llamadas <text:span text:style-name="T13">“puras”</text:span> porque no tratan de cambiar sus entradas, y siempre devuelven el mismo resultado para las mismas entradas.</text:p>
        </text:list-item>
        <text:list-item>
          <text:p text:style-name="P26"><text:span text:style-name="T13">Todos los componentes de React deben actuar como funciones puras con respecto a sus props. </text:span></text:p>
        </text:list-item>
        <text:list-item>
          <text:p text:style-name="P13">El estado le permite a los componentes de React cambiar su salida a lo largo del tiempo en respuesta a acciones del usuario, respuestas de red y cualquier otra cosa, sin violar esta regla. <text:line-break/></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30769026" text:continue-numbering="true" text:style-name="L12">
        <text:list-item>
          <text:p text:style-name="P58">Estado y ciclo de vida <text:s/>:</text:p>
        </text:list-item>
      </text:list>
      <text:p text:style-name="P10"/>
      <text:list xml:id="list30756385" text:continue-numbering="true" text:style-name="L12">
        <text:list-item>
          <text:p text:style-name="P42"><text:span text:style-name="T8">En su lugar utiliza </text:span><text:span text:style-name="Source_20_Text"><text:span text:style-name="T9">setState()</text:span></text:span><text:span text:style-name="T8">:</text:span></text:p>
        </text:list-item>
        <text:list-item>
          <text:p text:style-name="P5"><text:span text:style-name="Source_20_Text"><text:span text:style-name="T12">// Correcto</text:span></text:span></text:p>
        </text:list-item>
        <text:list-item>
          <text:p text:style-name="P26"><text:span text:style-name="Source_20_Text"><text:span text:style-name="T4">this</text:span></text:span><text:span text:style-name="Source_20_Text"><text:span text:style-name="T7">.</text:span></text:span><text:span text:style-name="Source_20_Text"><text:span text:style-name="T11">setState</text:span></text:span><text:span text:style-name="Source_20_Text"><text:span text:style-name="T7">({</text:span></text:span><text:span text:style-name="Source_20_Text"><text:span text:style-name="T5">comment</text:span></text:span><text:span text:style-name="Source_20_Text"><text:span text:style-name="T6">:</text:span></text:span><text:span text:style-name="Source_20_Text"><text:span text:style-name="T5"> </text:span></text:span><text:span text:style-name="Source_20_Text"><text:span text:style-name="T10">'Hello'</text:span></text:span><text:span text:style-name="Source_20_Text"><text:span text:style-name="T7">});</text:span></text:span>El estado es similar a las props, pero es privado y está completamente controlado por el componente. </text:p>
        </text:list-item>
        <text:list-item>
          <text:p text:style-name="P26"><text:a xlink:type="simple" xlink:href="https://es.reactjs.org/docs/state-and-lifecycle.html" text:style-name="Internet_20_link" text:visited-style-name="Visited_20_Internet_20_Link">https://es.reactjs.org/docs/state-and-lifecycle.html</text:a></text:p>
        </text:list-item>
        <text:list-item>
          <text:p text:style-name="P26">En esta url convertimos una funcion en una clase con el ejemplo del reloj ,agregamos estado local a dicha clase y metodos de ciclo de vida . </text:p>
          <text:p text:style-name="P26"/>
        </text:list-item>
        <text:list-item>
          <text:p text:style-name="P26"><text:span text:style-name="T18">Usar el estado correctamente :</text:span><text:span text:style-name="T15"> </text:span></text:p>
          <text:p text:style-name="P26"><text:span text:style-name="T15"/></text:p>
        </text:list-item>
        <text:list-item>
          <text:p text:style-name="P27">No modificar el estado directamente</text:p>
        </text:list-item>
        <text:list-item>
          <text:p text:style-name="P26">Por ejemplo, esto no volverá a renderizar un componente:</text:p>
          <text:p text:style-name="P26"/>
        </text:list-item>
      </text:list>
      <text:p text:style-name="P8">// Incorrecto</text:p>
      <text:p text:style-name="P8">this.state.comment = 'Hello';</text:p>
      <text:p text:style-name="Preformatted_20_Text"/>
      <text:list xml:id="list3589429940172082100" text:style-name="L15">
        <text:list-item>
          <text:p text:style-name="P28">En su lugar utiliza <text:span text:style-name="T13">setState():</text:span></text:p>
          <text:p text:style-name="P28"/>
        </text:list-item>
      </text:list>
      <text:p text:style-name="P8">// Correcto</text:p>
      <text:p text:style-name="P8">this.setState({comment: 'Hello'});</text:p>
      <text:p text:style-name="Text_20_body"><text:span text:style-name="Source_20_Text"><text:span text:style-name="T7"/></text:span></text:p>
      <text:list xml:id="list1083074352200533447" text:style-name="L16">
        <text:list-item>
          <text:p text:style-name="P29">El único lugar donde puedes asignar this.state es el constructor.</text:p>
          <text:p text:style-name="P29"/>
        </text:list-item>
        <text:list-item>
          <text:p text:style-name="P29"><text:span text:style-name="T19">Las actualizaciones de estado pueden ser asincronas </text:span><text:line-break/></text:p>
        </text:list-item>
        <text:list-item>
          <text:p text:style-name="P29">React puede agrupar varias invocaciones a <text:span text:style-name="T13">setState() </text:span>en una sola actualización para mejorar el rendimiento.</text:p>
        </text:list-item>
        <text:list-item>
          <text:p text:style-name="P29">Debido a que this.props y this.state pueden actualizarse de forma asincrónica, no debes confiar en sus valores para calcular el siguiente estado.</text:p>
        </text:list-item>
        <text:list-item>
          <text:p text:style-name="P29">Por ejemplo, este código puede fallar en actualizar el contador:</text:p>
          <text:p text:style-name="P29"/>
        </text:list-item>
      </text:list>
      <text:p text:style-name="P8">// Incorrecto</text:p>
      <text:p text:style-name="P8">this.setState({</text:p>
      <text:p text:style-name="P8"><text:s text:c="2"/>counter: this.state.counter + this.props.increment,</text:p>
      <text:p text:style-name="P8">});</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list xml:id="list7486941988201201992" text:style-name="L17">
        <text:list-item>
          <text:p text:style-name="P30">Para arreglarlo, usa una segunda forma de setState() que acepta una función en lugar de un objeto. Esa función recibirá el estado previo como primer argumento, y las props en el momento en que se aplica la actualización como segundo argumento:</text:p>
          <text:p text:style-name="P30"/>
        </text:list-item>
      </text:list>
      <text:p text:style-name="P8">// Correcto</text:p>
      <text:p text:style-name="P8">this.<text:span text:style-name="T13">setState((state, props) =&gt;</text:span> ({</text:p>
      <text:p text:style-name="P8"><text:s text:c="2"/>counter: state.counter + props.increment</text:p>
      <text:p text:style-name="P8">}));</text:p>
      <text:list xml:id="list5921644613288553641" text:style-name="L18">
        <text:list-header>
          <text:p text:style-name="P4"/>
        </text:list-header>
        <text:list-item>
          <text:p text:style-name="P31">Anteriormente usamos una función flecha, pero se podría haber hecho igualmente con funciones comunes:</text:p>
        </text:list-item>
      </text:list>
      <text:p text:style-name="P8">// Correcto</text:p>
      <text:p text:style-name="P8">this.setState(function(state, props) {</text:p>
      <text:p text:style-name="P8"><text:s text:c="2"/>return {</text:p>
      <text:p text:style-name="P8"><text:s text:c="4"/>counter: state.counter + props.increment</text:p>
      <text:p text:style-name="P8"><text:s text:c="2"/>};</text:p>
      <text:p text:style-name="P8">});</text:p>
      <text:list xml:id="list340288467363283150" text:style-name="L20">
        <text:list-header>
          <text:p text:style-name="P32"><text:span text:style-name="T19"/></text:p>
        </text:list-header>
        <text:list-item>
          <text:p text:style-name="P32"><text:span text:style-name="T19">Las actualizaciones de estado se fusionan:</text:span></text:p>
        </text:list-item>
        <text:list-item>
          <text:p text:style-name="P32">Cuando invocas a <text:span text:style-name="T13">setState()</text:span>, React combina el objeto que proporcionaste con el estado actual.</text:p>
        </text:list-item>
        <text:list-item>
          <text:p text:style-name="P32">Por ejemplo, tu estado puede contener varias variables independientes:</text:p>
        </text:list-item>
      </text:list>
      <text:p text:style-name="P8"><text:s text:c="2"/>constructor(props) {</text:p>
      <text:p text:style-name="P8"><text:s text:c="4"/>super(props);</text:p>
      <text:p text:style-name="P8"><text:s text:c="4"/>this.state = {</text:p>
      <text:p text:style-name="P8"><text:s text:c="6"/>posts: [], <text:s text:c="5"/>comments: [] <text:s text:c="3"/>};</text:p>
      <text:p text:style-name="P8"><text:s text:c="2"/>}</text:p>
      <text:p text:style-name="P8"/>
      <text:p text:style-name="Text_20_body"/>
      <text:list xml:id="list3660119143722973589" text:style-name="L21">
        <text:list-item>
          <text:p text:style-name="P33">Luego puedes actualizarlas independientemente con invocaciones separadas a setState():</text:p>
          <text:p text:style-name="P33"/>
        </text:list-item>
      </text:list>
      <text:p text:style-name="P8"><text:s text:c="2"/>componentDidMount() {</text:p>
      <text:p text:style-name="P8"><text:s text:c="4"/>fetchPosts().then(response =&gt; {</text:p>
      <text:p text:style-name="P8"><text:s text:c="6"/><text:span text:style-name="T13">this.setState({</text:span></text:p>
      <text:p text:style-name="P9"><text:s text:c="8"/>posts: response.posts <text:s text:c="5"/>});</text:p>
      <text:p text:style-name="P8"><text:span text:style-name="T13"><text:s text:c="4"/>}</text:span>);</text:p>
      <text:p text:style-name="P8"/>
      <text:p text:style-name="P8"><text:s text:c="4"/>fetchComments().then(response =&gt; {</text:p>
      <text:p text:style-name="P8"><text:s text:c="6"/><text:span text:style-name="T13">this.setState({</text:span></text:p>
      <text:p text:style-name="P9"><text:s text:c="8"/>comments: response.comments <text:s text:c="5"/>});</text:p>
      <text:p text:style-name="P8"><text:span text:style-name="T13"><text:s text:c="4"/>}</text:span>);</text:p>
      <text:p text:style-name="P8"><text:s text:c="2"/>}</text:p>
      <text:p text:style-name="Preformatted_20_Text"/>
      <text:p text:style-name="Text_20_body">La fusión es superficial, asi que this.setState({comments}) deja intacto a this.state.posts, pero reemplaza completamente this.state.comments.</text:p>
      <text:p text:style-name="P40"><text:bookmark text:name="the-data-flows-down"/><text:line-break/></text:p>
      <text:p text:style-name="P40"><text:span text:style-name="T19"/></text:p>
      <text:p text:style-name="P40"><text:span text:style-name="T19"/></text:p>
      <text:p text:style-name="P40"><text:span text:style-name="T19"/></text:p>
      <text:p text:style-name="P40"><text:soft-page-break/><text:span text:style-name="T19"/></text:p>
      <text:list xml:id="list8069855314017995765" text:style-name="L22">
        <text:list-item>
          <text:p text:style-name="P34"><text:span text:style-name="T19">Los datos fluyen hacia abajo :</text:span></text:p>
        </text:list-item>
        <text:list-item>
          <text:p text:style-name="P34">Ni los componentes padres o hijos pueden saber si un determinado componente tiene o no tiene estado y no les debería importar si se define como una función o una clase.</text:p>
        </text:list-item>
        <text:list-item>
          <text:p text:style-name="P34">Por eso es que el estado a menudo se le denomina local o encapsulado. No es accesible desde otro componente excepto de aquel que lo posee y lo asigna.</text:p>
        </text:list-item>
        <text:list-item>
          <text:p text:style-name="P34">Un componente puede elegir pasar su estado como props a sus componentes hijos:</text:p>
          <text:p text:style-name="P34"/>
        </text:list-item>
      </text:list>
      <text:p text:style-name="P8"><text:s text:c="5"/>&lt;FormattedDate date={this.state.date} /&gt;</text:p>
      <text:p text:style-name="Preformatted_20_Text"/>
      <text:list xml:id="list1865582771551996044" text:style-name="L23">
        <text:list-item>
          <text:p text:style-name="P35">El componente FormattedDate recibiría date en sus props y no sabría si vino del estado de Clock, de los props de Clock, o si se escribió manualmente:</text:p>
          <text:p text:style-name="P35"/>
        </text:list-item>
      </text:list>
      <text:p text:style-name="P8">function FormattedDate(props) {</text:p>
      <text:p text:style-name="P8"><text:s text:c="2"/>return &lt;h2&gt;It is {props.date.toLocaleTimeString()}.&lt;/h2&gt;;</text:p>
      <text:p text:style-name="P8">}</text:p>
      <text:p text:style-name="Preformatted_20_Text"/>
      <text:p text:style-name="Text_20_body"/>
      <text:list xml:id="list5437893171233986086" text:style-name="L25">
        <text:list-item>
          <text:p text:style-name="P36">A esto comúnmente se le llama <text:span text:style-name="T13">flujo de datos «descendente» o «unidireccional»</text:span>. <text:span text:style-name="T13">Cualquier estado siempre es propiedad de algún componente específico, y cualquier dato o interfaz de usuario derivados de ese estado solo pueden afectar los componentes «debajo» de ellos en el árbol.</text:span></text:p>
        </text:list-item>
        <text:list-item>
          <text:p text:style-name="P36">Si imaginas un árbol de componentes como una cascada de props, el estado de cada componente es como una fuente de agua adicional que se le une en un punto arbitrario, pero también fluye hacia abajo.</text:p>
        </text:list-item>
        <text:list-item>
          <text:p text:style-name="P36">En las aplicaciones de React, si un componente tiene o no estado se considera un detalle de implementación del componente que puede cambiar con el tiempo. Puedes usar componentes sin estado dentro de componentes con estado y vicevers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30761779" text:continue-list="list30756385" text:style-name="L12">
        <text:list-item>
          <text:p text:style-name="P58">Manejo de eventos <text:s/>:</text:p>
        </text:list-item>
      </text:list>
      <text:p text:style-name="Standard"/>
      <text:list xml:id="list30755132" text:continue-numbering="true" text:style-name="L12">
        <text:list-item>
          <text:p text:style-name="P26">Manejar eventos en elementos de React es muy similar a manejar eventos con elementos del DOM. Hay algunas diferencias de sintaxis:</text:p>
        </text:list-item>
        <text:list-item>
          <text:p text:style-name="P13">Los eventos de React se nombran usando camelCase, en vez de minúsculas.</text:p>
        </text:list-item>
        <text:list-item>
          <text:p text:style-name="P16">Con JSX pasas una función como el manejador del evento, en vez de un string.</text:p>
        </text:list-item>
      </text:list>
      <text:p text:style-name="Standard"/>
      <text:list xml:id="list30764979" text:continue-numbering="true" text:style-name="L12">
        <text:list-item>
          <text:p text:style-name="P26">Por ejemplo, el HTML:</text:p>
          <text:p text:style-name="P26"/>
        </text:list-item>
      </text:list>
      <text:p text:style-name="P8">&lt;button onclick="activateLasers()"&gt;</text:p>
      <text:p text:style-name="P8"><text:s text:c="2"/>Activate Lasers</text:p>
      <text:p text:style-name="P8">&lt;/button&gt;</text:p>
      <text:p text:style-name="Preformatted_20_Text"/>
      <text:list xml:id="list6109029957411009640" text:style-name="L27">
        <text:list-item>
          <text:p text:style-name="P37">En React es algo diferente (observar uso de corchetes):</text:p>
          <text:p text:style-name="P37"/>
        </text:list-item>
      </text:list>
      <text:p text:style-name="P6">&lt;button <text:span text:style-name="T13">onClick={activateLasers}</text:span>&gt; <text:s/>Activate Lasers</text:p>
      <text:p text:style-name="P6">&lt;/button&gt;</text:p>
      <text:p text:style-name="Standard"/>
      <text:list xml:id="list8416003524935645254" text:style-name="L28">
        <text:list-item>
          <text:p text:style-name="P38">Otra diferencia es que en React no puedes retornar <text:span text:style-name="T13">false</text:span> para <text:span text:style-name="T13">prevenir el comportamiento por defecto.</text:span> <text:span text:style-name="T13">Debes, explícitamente, llamar preventDefault. </text:span>Por ejemplo, en un HTML plano, para prevenir el comportamiento por defecto de enviar un formulario, puedes escribir:</text:p>
          <text:p text:style-name="P38"/>
        </text:list-item>
      </text:list>
      <text:p text:style-name="P8">&lt;form onsubmit="console.log('You clicked submit.'); return false"&gt;</text:p>
      <text:p text:style-name="P8"><text:s text:c="2"/>&lt;button type="submit"&gt;Submit&lt;/button&gt;</text:p>
      <text:p text:style-name="P8">&lt;/form&gt;</text:p>
      <text:p text:style-name="Preformatted_20_Text"/>
      <text:list xml:id="list8726535610897401780" text:style-name="L29">
        <text:list-item>
          <text:p text:style-name="P14">En cambio en React, esto podría ser:</text:p>
          <text:p text:style-name="P39"/>
        </text:list-item>
      </text:list>
      <text:p text:style-name="P8">function Form() {</text:p>
      <text:p text:style-name="P8"><text:s text:c="2"/><text:span text:style-name="T13">function handleSubmit(e) {</text:span></text:p>
      <text:p text:style-name="P9"><text:s text:c="4"/>e.preventDefault(); <text:s text:c="3"/>console.log('You clicked submit.');</text:p>
      <text:p text:style-name="P9"><text:s text:c="2"/>}</text:p>
      <text:p text:style-name="P9"/>
      <text:p text:style-name="P9"><text:s text:c="2"/>return (</text:p>
      <text:p text:style-name="P9"><text:s text:c="4"/>&lt;form onSubmit={handleSubmit}&gt;</text:p>
      <text:p text:style-name="P9"><text:s text:c="6"/>&lt;button type="submit"&gt;Submit&lt;/button&gt;</text:p>
      <text:p text:style-name="P9"><text:s text:c="4"/>&lt;/form&gt;</text:p>
      <text:p text:style-name="P9"><text:s text:c="2"/>);</text:p>
      <text:p text:style-name="P8">}</text:p>
      <text:p text:style-name="Standard"/>
      <text:list xml:id="list919848766572618506" text:style-name="L30">
        <text:list-item>
          <text:p text:style-name="P66">Aquí, <text:span text:style-name="T13">e es un evento sintético</text:span>. React define estos eventos sintéticos acorde a las especificaciones W3C, para que no tengas que preocuparte por la compatibilidad entre distintos navegadores. Los eventos de React no funcionan exactamente igual que los eventos nativos. Mira la guía de referencia SyntheticEvent para aprender más. </text:p>
        </text:list-item>
        <text:list-item>
          <text:p text:style-name="P70"><text:a xlink:type="simple" xlink:href="https://es.reactjs.org/docs/events.html" text:style-name="Internet_20_link" text:visited-style-name="Visited_20_Internet_20_Link">https://es.reactjs.org/docs/events.html</text:a></text:p>
        </text:list-item>
      </text:list>
      <text:p text:style-name="Standard"/>
      <text:p text:style-name="Standard"/>
      <text:p text:style-name="Standard"/>
      <text:p text:style-name="Standard"/>
      <text:p text:style-name="Standard"><text:soft-page-break/></text:p>
      <text:list xml:id="list30759430" text:continue-numbering="true" text:style-name="L30">
        <text:list-item>
          <text:p text:style-name="P66">Funcion preventDefault : </text:p>
        </text:list-item>
        <text:list-item>
          <text:p text:style-name="P66">detiene o previene el comportamiento por defecto del navegador , formalmente esta cancelando un evento . </text:p>
        </text:list-item>
        <text:list-item>
          <text:p text:style-name="P66">En un formulario por ejemplo podriamos prevenir o cancelar el evento “Submit” que recarga la pagina una vez que apretamos el boton de “Enviar”. </text:p>
        </text:list-item>
        <text:list-item>
          <text:p text:style-name="P66"/>
        </text:list-item>
      </text:list>
      <text:p text:style-name="Standard"/>
      <text:p text:style-name="Standard"/>
      <text:p text:style-name="Standard"/>
      <text:p text:style-name="Standard"/>
      <text:p text:style-name="Standard"/>
      <text:p text:style-name="Standard"/>
      <text:list xml:id="list30772123" text:continue-numbering="true" text:style-name="L30">
        <text:list-item>
          <text:p text:style-name="P66">Cuando estás utilizando React, generalmente no necesitas llamar <text:span text:style-name="T13">addEventListene</text:span>r para agregar<text:span text:style-name="T13"> escuchadores de eventos a un elemento del DOM </text:span>después de que este es creado. En cambio, solo debes proveer un manejador de eventos cuando el elemento se renderiza inicialmente. </text:p>
        </text:list-item>
        <text:list-item>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pple-system" svg:font-family="apple-system, BlinkMacSystemFont, 'Segoe UI', Roboto, Oxygen, Ubuntu, Cantarell, 'Fira Sans', 'Droid Sans', 'Helvetica Neue', sans-serif"/>
    <style:font-face style:name="source-code-pro" svg:font-family="source-code-pro, Menlo, Monaco,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 puche</meta:initial-creator>
    <meta:creation-date>2021-09-10T08:43:37.65</meta:creation-date>
    <dc:date>2021-09-14T10:54:01.06</dc:date>
    <dc:creator>leo puche</dc:creator>
    <meta:editing-duration>P3DT21H55M4S</meta:editing-duration>
    <meta:editing-cycles>4</meta:editing-cycles>
    <meta:generator>OpenOffice/4.1.7$Win32 OpenOffice.org_project/417m1$Build-9800</meta:generator>
    <meta:document-statistic meta:table-count="0" meta:image-count="0" meta:object-count="0" meta:page-count="10" meta:paragraph-count="209" meta:word-count="1943" meta:character-count="13113"/>
  </office:meta>
</office:document-meta>
</file>